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616cm" style:use-optimal-column-width="false"/>
    </style:style>
    <style:style style:name="co2" style:family="table-column">
      <style:table-column-properties style:column-width="73.486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T1" style:family="text">
      <style:text-properties fo:font-size="200pt" fo:font-weight="normal" style:font-name-asian="Liberation Sans1" style:font-size-asian="200pt" style:font-weight-asian="normal" style:font-size-complex="200pt" style:font-weight-complex="normal"/>
    </style:style>
    <style:style style:name="T2" style:family="text">
      <style:text-properties fo:font-size="2pt" fo:font-weight="normal" style:font-name-asian="Liberation Sans1" style:font-size-asian="2pt" style:font-weight-asian="normal" style:font-size-complex="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9.101cm" svg:height="125.33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فاتحِ بدر و اُحد، خندق و خیبر بولے</text:span><text:span text:style-name="T1"><text:line-break/></text:span><text:span text:style-name="T1">فرد ہے ایک، زمانہ اسے لشکر بولے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"><text:span text:style-name="T1">آئی مشکل ابھی آسان کیئے دیتے ہیں</text:span><text:span text:style-name="T1"><text:line-break/></text:span><text:span text:style-name="T1">تن پہ اچھا نہیں لگتا ہو جسے سر بولے</text:span><text:span text:style-name="T2"><text:line-break/></text:span><text:span text:style-name="T2"/></text:p>
              </table:table-cell>
              <table:table-cell>
                <text:p text:style-name="P1"><text:span text:style-name="T1">گاڑھ کر رَن میں علم، فاتحِ خیبر بولے</text:span><text:span text:style-name="T1"><text:line-break/></text:span><text:span text:style-name="T1">ہے علیؑ نام میرا، ماں مجھے حیدر بول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* آج تو عرشِ معلّیٰ پہ ہے رِندوں کا دماغ</text:span><text:span text:style-name="T1"><text:line-break/></text:span><text:span text:style-name="T1">آج پینے کے لیے ساقئ کوثر بولے</text:span><text:span text:style-name="T2"><text:line-break/></text:span><text:span text:style-name="T2"/></text:p>
              </table:table-cell>
              <table:table-cell>
                <text:p text:style-name="P1"><text:span text:style-name="T1">وہ الگ لوگ تھے جو دیکھ کے ڈر لوٹ گئے</text:span><text:span text:style-name="T1"><text:line-break/></text:span><text:span text:style-name="T1">ہائے مرحب ہے کہاں، اب کوئی انتر بول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یہ زچه خانۂ فرزندِ ابو طالب ہے</text:span><text:span text:style-name="T1"><text:line-break/></text:span><text:span text:style-name="T1">یہ زمانہ جسے اللہ کا ہے گھر بولے</text:span><text:span text:style-name="T2"><text:line-break/></text:span><text:span text:style-name="T2"/></text:p>
              </table:table-cell>
              <table:table-cell>
                <text:p text:style-name="P1"><text:span text:style-name="T1">*باخدا اس میں نُصیری کی نہیں کوئی خطا</text:span><text:span text:style-name="T1"><text:line-break/></text:span><text:span text:style-name="T1">مدحِ حیدر میں پیمبر ہیں سنبھل کر بول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دیکھ کر آتے ہوئے فاتحِ خیبر کے قدم</text:span><text:span text:style-name="T1"><text:line-break/></text:span><text:span text:style-name="T1">مسکراتی ہوئی دیوار بڑھی در بولے</text:span><text:span text:style-name="T2"><text:line-break/></text:span><text:span text:style-name="T2"/></text:p>
              </table:table-cell>
              <table:table-cell>
                <text:p text:style-name="P1"><text:span text:style-name="T1">خانۂ کعبہ ازل ہی سے علیؑ کا گھر ہے</text:span><text:span text:style-name="T1"><text:line-break/></text:span><text:span text:style-name="T1">سامنے آئے کسی اور کا ہو گھر بول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یہ غلامانِ علی ابنِ ابی طالب ہیں</text:span><text:span text:style-name="T1"><text:line-break/></text:span><text:span text:style-name="T1">ہنس کے رضوان کو اشارے سے پیمبر بولے</text:span><text:span text:style-name="T2"><text:line-break/></text:span><text:span text:style-name="T2"/></text:p>
              </table:table-cell>
              <table:table-cell>
                <text:p text:style-name="P1"><text:span text:style-name="T1">حاملِ وحیِ الٰہی نے چُسائی ہے زباں</text:span><text:span text:style-name="T1"><text:line-break/></text:span><text:span text:style-name="T1">علم کا شہر اسے، علم کا ہے در بولے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9.098cm" fo:page-height="125.3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9:10:38.870874300</meta:creation-date>
    <dc:date>2026-01-27T20:44:51.698247600</dc:date>
    <meta:editing-duration>PT2M29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